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25cm"/>
    </style:style>
    <style:style style:name="co2" style:family="table-column">
      <style:table-column-properties fo:break-before="auto" style:column-width="8.176cm"/>
    </style:style>
    <style:style style:name="co3" style:family="table-column">
      <style:table-column-properties fo:break-before="auto" style:column-width="9.63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06cm" fo:break-before="auto" style:use-optimal-row-height="false"/>
    </style:style>
    <style:style style:name="ro3" style:family="table-row">
      <style:table-row-properties style:row-height="1.005cm" fo:break-before="auto" style:use-optimal-row-height="false"/>
    </style:style>
    <style:style style:name="ro4" style:family="table-row">
      <style:table-row-properties style:row-height="0.98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Times New Roman" fo:font-size="12pt" style:font-size-asian="12pt" style:font-size-complex="12pt"/>
    </style:style>
    <style:style style:name="T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table:style-name="ce1" office:value-type="string" calcext:value-type="string">
            <text:p>testcase name</text:p>
          </table:table-cell>
          <table:table-cell table:style-name="ce1" office:value-type="string" calcext:value-type="string">
            <text:p>filled</text:p>
          </table:table-cell>
          <table:table-cell table:style-name="ce1" office:value-type="string" calcext:value-type="string">
            <text:p>status cod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eate</text:p>
          </table:table-cell>
          <table:table-cell office:value-type="string" calcext:value-type="string">
            <text:p>name:morpheus, job:leader</text:p>
          </table:table-cell>
          <table:table-cell office:value-type="string" calcext:value-type="string">
            <text:p>201-Create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ame:blank, job:leader</text:p>
          </table:table-cell>
          <table:table-cell office:value-type="string" calcext:value-type="string">
            <text:p>201-Create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ame:morpheus, job:blank</text:p>
          </table:table-cell>
          <table:table-cell office:value-type="string" calcext:value-type="string">
            <text:p>201-Create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ame:blank, job:blank</text:p>
          </table:table-cell>
          <table:table-cell office:value-type="string" calcext:value-type="string">
            <text:p>201-Create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ame:@ewr4342, job:%rtrg342</text:p>
          </table:table-cell>
          <table:table-cell office:value-type="string" calcext:value-type="string">
            <text:p>201-Create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Register Successful and unsuccessful</text:p>
          </table:table-cell>
          <table:table-cell office:value-type="string" calcext:value-type="string">
            <text:p>email: eve.holt@reqres.in,</text:p>
            <text:p>    Password: pistol</text:p>
          </table:table-cell>
          <table:table-cell office:value-type="string" calcext:value-type="string">
            <text:p>200 – OK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mail:blank, pwd:pistol</text:p>
          </table:table-cell>
          <table:table-cell office:value-type="string" calcext:value-type="string">
            <text:p>400-Missing email or usernam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mail:eve.holt@reqres.in, pwd:blank</text:p>
          </table:table-cell>
          <table:table-cell office:value-type="string" calcext:value-type="string">
            <text:p>400-"error": "Missing password"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<text:span text:style-name="T1">email: eve.holtreqres.in,</text:span></text:p>
            <text:p><text:span text:style-name="T1">    password: pistol</text:span></text:p>
          </table:table-cell>
          <table:table-cell office:value-type="string" calcext:value-type="string">
            <text:p>400-Only defined users succeed registrat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mail:blank,pwd:blank</text:p>
          </table:table-cell>
          <table:table-cell office:value-type="string" calcext:value-type="string">
            <text:p>400-Missing email or username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<text:span text:style-name="T2">email: </text:span><text:span text:style-name="T2"><text:a xlink:href="mailto:priyanka.17is037@cambridge.edu.in" xlink:type="simple">priyanka.17is037@cambridge.edu.in</text:a></text:span><text:span text:style-name="T1">,</text:span></text:p>
            <text:p><text:span text:style-name="T1">    password: Priya@10#</text:span></text:p>
          </table:table-cell>
          <table:table-cell office:value-type="string" calcext:value-type="string">
            <text:p>400- "Note: Only defined users succeed registration"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 office:value-type="string" calcext:value-type="string">
            <text:p>Login Successful and unsuccessful</text:p>
          </table:table-cell>
          <table:table-cell office:value-type="string" calcext:value-type="string">
            <text:p>email: eve.holt@reqres.in,</text:p>
            <text:p>    Password: cityslicka</text:p>
          </table:table-cell>
          <table:table-cell office:value-type="string" calcext:value-type="string">
            <text:p>200 – OK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mail:blank, pwd:cityslicka</text:p>
          </table:table-cell>
          <table:table-cell office:value-type="string" calcext:value-type="string">
            <text:p>400-Missing email or usernam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mail:eve.holt@reqres.in, pwd:blank</text:p>
          </table:table-cell>
          <table:table-cell office:value-type="string" calcext:value-type="string">
            <text:p>400-"error": "Missing password"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<text:span text:style-name="T1">email: eve.holtreqres.in,</text:span></text:p>
            <text:p><text:span text:style-name="T1">    password: cityslicka</text:span></text:p>
          </table:table-cell>
          <table:table-cell office:value-type="string" calcext:value-type="string">
            <text:p>400-user not foun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mail:blank,pwd:blank</text:p>
          </table:table-cell>
          <table:table-cell office:value-type="string" calcext:value-type="string">
            <text:p>400-Missing email or username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<text:span text:style-name="T2">email: </text:span><text:span text:style-name="T2"><text:a xlink:href="mailto:priyanka.17is037@cambridge.edu.in" xlink:type="simple">priyanka.17is037@cambridge.edu.in</text:a></text:span><text:span text:style-name="T1">,</text:span></text:p>
            <text:p><text:span text:style-name="T1">    password: Priya@10#</text:span></text:p>
          </table:table-cell>
          <table:table-cell office:value-type="string" calcext:value-type="string">
            <text:p>400-user not found</text:p>
          </table:table-cell>
          <table:table-cell table:number-columns-repeated="1021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7">00/00/0000</text:date>, <text:time style:data-style-name="N2" text:time-value="11:32:38.2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5T12:18:15.937000000</meta:creation-date>
    <dc:date>2021-10-27T11:35:04.900000000</dc:date>
    <meta:editing-duration>PT7M49S</meta:editing-duration>
    <meta:editing-cycles>2</meta:editing-cycles>
    <meta:generator>LibreOffice/7.1.6.2$Windows_X86_64 LibreOffice_project/0e133318fcee89abacd6a7d077e292f1145735c3</meta:generator>
    <meta:document-statistic meta:table-count="1" meta:cell-count="40" meta:object-count="0"/>
  </office:meta>
</office:document-meta>
</file>